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style="italic" style:font-style-asian="italic" style:font-style-complex="italic"/>
    </style:style>
    <style:style style:name="T2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25">localhost</text:span>, not <text:span text:style-name="T2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2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4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</text:span><text:span text:style-name="T28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19:48</dc:date>
    <meta:editing-cycles>627</meta:editing-cycles>
    <meta:editing-duration>P11DT2H5M48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